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833cm" style:rel-column-width="10922*"/>
    </style:style>
    <style:style style:name="Tableau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3.401cm" style:rel-column-width="13107*"/>
    </style:style>
    <style:style style:name="Tableau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2.833cm" style:rel-column-width="10922*"/>
    </style:style>
    <style:style style:name="Tableau4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itle">
      <style:text-properties officeooo:rsid="001fea08" officeooo:paragraph-rsid="001fea08"/>
    </style:style>
    <style:style style:name="P2" style:family="paragraph" style:parent-style-name="Subtitle">
      <style:text-properties officeooo:rsid="001fea08" officeooo:paragraph-rsid="001fea08"/>
    </style:style>
    <style:style style:name="P3" style:family="paragraph" style:parent-style-name="Subtitle">
      <style:text-properties fo:color="#333333" loext:opacity="100%" fo:font-style="italic" officeooo:rsid="001fea08" officeooo:paragraph-rsid="001fea08" style:font-style-asian="italic" style:font-style-complex="italic"/>
    </style:style>
    <style:style style:name="P4" style:family="paragraph" style:parent-style-name="Heading_20_1">
      <style:paragraph-properties fo:break-before="page"/>
      <style:text-properties officeooo:rsid="001fea08" officeooo:paragraph-rsid="001fea08"/>
    </style:style>
    <style:style style:name="P5" style:family="paragraph" style:parent-style-name="Text_20_body">
      <style:text-properties officeooo:rsid="0021c345" officeooo:paragraph-rsid="0021c345"/>
    </style:style>
    <style:style style:name="P6" style:family="paragraph" style:parent-style-name="Heading_20_1">
      <style:text-properties officeooo:rsid="0021c345" officeooo:paragraph-rsid="0021c345"/>
    </style:style>
    <style:style style:name="P7" style:family="paragraph" style:parent-style-name="Heading_20_2">
      <style:text-properties officeooo:rsid="0021c345" officeooo:paragraph-rsid="0021c345"/>
    </style:style>
    <style:style style:name="P8" style:family="paragraph" style:parent-style-name="Text_20_body" style:list-style-name="L1">
      <style:text-properties officeooo:rsid="0021c345" officeooo:paragraph-rsid="0021c345"/>
    </style:style>
    <style:style style:name="P9" style:family="paragraph" style:parent-style-name="Text_20_body" style:list-style-name="L1">
      <style:text-properties officeooo:paragraph-rsid="0021c345"/>
    </style:style>
    <style:style style:name="P10" style:family="paragraph" style:parent-style-name="Text_20_body" style:list-style-name="L2">
      <style:text-properties officeooo:rsid="0021c345" officeooo:paragraph-rsid="0021c345"/>
    </style:style>
    <style:style style:name="P11" style:family="paragraph" style:parent-style-name="Heading_20_1">
      <style:text-properties officeooo:rsid="001fea08" officeooo:paragraph-rsid="001fea08"/>
    </style:style>
    <style:style style:name="P12" style:family="paragraph" style:parent-style-name="Text_20_body" style:list-style-name="L3">
      <style:text-properties officeooo:rsid="0025f9e3" officeooo:paragraph-rsid="002bab09"/>
    </style:style>
    <style:style style:name="P13" style:family="paragraph" style:parent-style-name="Text_20_body" style:list-style-name="L3">
      <style:text-properties officeooo:rsid="003cc71b" officeooo:paragraph-rsid="003cc71b"/>
    </style:style>
    <style:style style:name="P14" style:family="paragraph" style:parent-style-name="Text_20_body" style:list-style-name="L3">
      <style:text-properties style:text-underline-style="solid" style:text-underline-width="auto" style:text-underline-color="font-color" officeooo:rsid="003d36e4" officeooo:paragraph-rsid="003d36e4"/>
    </style:style>
    <style:style style:name="P15" style:family="paragraph" style:parent-style-name="Text_20_body" style:list-style-name="L3">
      <style:text-properties officeooo:paragraph-rsid="002c005a"/>
    </style:style>
    <style:style style:name="P16" style:family="paragraph" style:parent-style-name="Text_20_body" style:list-style-name="L3">
      <style:text-properties officeooo:rsid="003efe0d" officeooo:paragraph-rsid="003efe0d"/>
    </style:style>
    <style:style style:name="P17" style:family="paragraph" style:parent-style-name="Text_20_body" style:list-style-name="L3">
      <style:text-properties officeooo:rsid="00344498" officeooo:paragraph-rsid="00344498"/>
    </style:style>
    <style:style style:name="P18" style:family="paragraph" style:parent-style-name="Text_20_body" style:list-style-name="L3">
      <style:text-properties officeooo:rsid="0025f9e3" officeooo:paragraph-rsid="0025f9e3"/>
    </style:style>
    <style:style style:name="P19" style:family="paragraph" style:parent-style-name="Text_20_body" style:list-style-name="L3">
      <style:text-properties officeooo:rsid="003cc71b" officeooo:paragraph-rsid="003d69ae"/>
    </style:style>
    <style:style style:name="P20" style:family="paragraph" style:parent-style-name="Text_20_body" style:list-style-name="L3">
      <style:text-properties style:text-underline-style="solid" style:text-underline-width="auto" style:text-underline-color="font-color" officeooo:rsid="003d36e4" officeooo:paragraph-rsid="003d69ae"/>
    </style:style>
    <style:style style:name="P21" style:family="paragraph" style:parent-style-name="Text_20_body" style:list-style-name="L3">
      <style:text-properties officeooo:rsid="0025f9e3" officeooo:paragraph-rsid="003908f1"/>
    </style:style>
    <style:style style:name="P22" style:family="paragraph" style:parent-style-name="Text_20_body" style:list-style-name="L3">
      <style:text-properties officeooo:rsid="0025f9e3" officeooo:paragraph-rsid="003badc6"/>
    </style:style>
    <style:style style:name="P23" style:family="paragraph" style:parent-style-name="Heading_20_1">
      <style:text-properties officeooo:rsid="00202dba" officeooo:paragraph-rsid="00202dba"/>
    </style:style>
    <style:style style:name="P24" style:family="paragraph" style:parent-style-name="Text_20_body">
      <style:text-properties officeooo:rsid="00202dba" officeooo:paragraph-rsid="00202dba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429f" officeooo:paragraph-rsid="003f42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ext_20_body">
      <style:text-properties officeooo:paragraph-rsid="003f429f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429f" officeooo:paragraph-rsid="003fb3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b3fc" officeooo:paragraph-rsid="003fb3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23a83f"/>
    </style:style>
    <style:style style:name="T2" style:family="text">
      <style:text-properties officeooo:rsid="0021c345"/>
    </style:style>
    <style:style style:name="T3" style:family="text">
      <style:text-properties officeooo:rsid="00245a14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28d1d0"/>
    </style:style>
    <style:style style:name="T6" style:family="text">
      <style:text-properties officeooo:rsid="002db9d4"/>
    </style:style>
    <style:style style:name="T7" style:family="text">
      <style:text-properties officeooo:rsid="002c005a"/>
    </style:style>
    <style:style style:name="T8" style:family="text">
      <style:text-properties officeooo:rsid="002e1b6a"/>
    </style:style>
    <style:style style:name="T9" style:family="text">
      <style:text-properties officeooo:rsid="0035c1f2"/>
    </style:style>
    <style:style style:name="T10" style:family="text">
      <style:text-properties officeooo:rsid="002fbf09"/>
    </style:style>
    <style:style style:name="T11" style:family="text">
      <style:text-properties officeooo:rsid="00301543"/>
    </style:style>
    <style:style style:name="T12" style:family="text">
      <style:text-properties officeooo:rsid="00275315"/>
    </style:style>
    <style:style style:name="T13" style:family="text">
      <style:text-properties officeooo:rsid="00310b1a"/>
    </style:style>
    <style:style style:name="T14" style:family="text">
      <style:text-properties officeooo:rsid="002b27b2"/>
    </style:style>
    <style:style style:name="T15" style:family="text">
      <style:text-properties officeooo:rsid="0032d5b9"/>
    </style:style>
    <style:style style:name="T16" style:family="text">
      <style:text-properties officeooo:rsid="0032a899"/>
    </style:style>
    <style:style style:name="T17" style:family="text">
      <style:text-properties officeooo:rsid="0038b576"/>
    </style:style>
    <style:style style:name="T18" style:family="text">
      <style:text-properties officeooo:rsid="003a34bb"/>
    </style:style>
    <style:style style:name="T19" style:family="text">
      <style:text-properties officeooo:rsid="003b1d8d"/>
    </style:style>
    <style:style style:name="T20" style:family="text">
      <style:text-properties officeooo:rsid="0037b935"/>
    </style:style>
    <style:style style:name="T21" style:family="text">
      <style:text-properties style:text-underline-style="none"/>
    </style:style>
    <style:style style:name="T22" style:family="text">
      <style:text-properties officeooo:rsid="00372694"/>
    </style:style>
    <style:style style:name="T23" style:family="text">
      <style:text-properties officeooo:rsid="003c1b7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>Cahiers des charges</text:p>
      <text:p text:style-name="P2">Programmation web et bases de données</text:p>
      <text:p text:style-name="P3">BOYER Alexandre &amp; BOUIX Clément</text:p>
      <text:h text:style-name="P4" text:outline-level="1">Présentation de notre projet</text:h>
      <text:p text:style-name="P5">Notre projet web consiste en la création d’un site de réservation d’escape games.</text:p>
      <text:p text:style-name="P5">Les clients pourront rechercher et réserver en avance les activités disponibles dans une marque d’escape games, sans <text:span text:style-name="T1">avoir </text:span>à se déplacer ou téléphoner.</text:p>
      <text:p text:style-name="P5">Notre site sera conçu avec du CSS, et hébergé sur la plateforme universitaire Pedago équipée de PHP 7.4 et PostgreSQL 14.5 .</text:p>
      <text:h text:style-name="P6" text:outline-level="1">Fonctionnalités de notre site web</text:h>
      <text:p text:style-name="P5">Notre site web aura 2 parties : une partie client, et une partie administrateur.</text:p>
      <text:h text:style-name="P7" text:outline-level="2">Partie client</text:h>
      <text:list text:style-name="L1">
        <text:list-item>
          <text:p text:style-name="P8">Les clients pourront créer un compte et s’y connecter et déconnecter.</text:p>
        </text:list-item>
        <text:list-item>
          <text:p text:style-name="P8">Les clients pourront réserver une séance en choisissant la boutique (si la marque en a plusieurs) et l’activité parmi celles disponibles dans ladite boutique ; puis précisent la date, l’heure, et le nombre de participants.</text:p>
        </text:list-item>
        <text:list-item>
          <text:p text:style-name="P8">Les clients pourront voir les réservations qu’ils ont effectué<text:span text:style-name="T1">es</text:span> par le passé. </text:p>
        </text:list-item>
        <text:list-item>
          <text:p text:style-name="P9"><text:span text:style-name="T2">Il sera aussi possible de modifier ou supprimer une réservation.</text:span></text:p>
        </text:list-item>
      </text:list>
      <text:h text:style-name="P7" text:outline-level="2">Partie administrateur</text:h>
      <text:list text:style-name="L2">
        <text:list-item>
          <text:p text:style-name="P10">Il y aura un ou plusieurs comptes administrateurs, qui pourront accéder à ce tableau de bord spécifique.</text:p>
        </text:list-item>
        <text:list-item>
          <text:p text:style-name="P10">Les administrateurs auront accès à un tableau de bord affichant les réservations effectuées par les clients, <text:span text:style-name="T3">groupées</text:span> par boutique. </text:p>
        </text:list-item>
      </text:list>
      <text:h text:style-name="P11" text:outline-level="1" text:is-list-header="true"/>
      <text:h text:style-name="P11" text:outline-level="1">Structure des fichiers</text:h>
      <text:list text:style-name="L3">
        <text:list-item>
          <text:p text:style-name="P12"><text:span text:style-name="T4">projet_web</text:span> : <text:span text:style-name="T5">partie client</text:span></text:p>
          <text:list>
            <text:list-item>
              <text:p text:style-name="P13"><text:span text:style-name="T4">assets</text:span> : contient les codes CSS et JavaScript, et les images</text:p>
              <text:list>
                <text:list-item>
                  <text:p text:style-name="P14">css</text:p>
                </text:list-item>
                <text:list-item>
                  <text:p text:style-name="P14">js</text:p>
                </text:list-item>
                <text:list-item>
                  <text:p text:style-name="P14">images</text:p>
                </text:list-item>
              </text:list>
            </text:list-item>
            <text:list-item>
              <text:p text:style-name="P12"><text:span text:style-name="T4">control</text:span> : <text:span text:style-name="T6">construction</text:span> des requêtes</text:p>
              <text:list>
                <text:list-item>
                  <text:p text:style-name="P15"><text:span text:style-name="T7">auth.php : gestion de l’authentification </text:span>(connexion, inscription, déconnexion)</text:p>
                </text:list-item>
                <text:list-item>
                  <text:p text:style-name="P15">reservation.php : <text:span text:style-name="T8">g</text:span>estion des réservations (ajout, modification, annulation) </text:p>
                </text:list-item>
              </text:list>
            </text:list-item>
            <text:list-item>
              <text:p text:style-name="P12"><text:soft-page-break/><text:span text:style-name="T4">model</text:span> : fonctions de m<text:span text:style-name="T7">anipulation de la base de données</text:span></text:p>
              <text:list>
                <text:list-item>
                  <text:p text:style-name="P12"><text:span text:style-name="T9">bdd</text:span>.php : connexion à la base de données</text:p>
                </text:list-item>
                <text:list-item>
                  <text:p text:style-name="P12"><text:span text:style-name="T9">utilisateur</text:span>.php : <text:span text:style-name="T10">f</text:span>onctions liées aux utilisateurs (création, authentification)</text:p>
                </text:list-item>
                <text:list-item>
                  <text:p text:style-name="P12">reservation.php : <text:span text:style-name="T11">f</text:span>onctions liées aux réservations (création, modification, suppression) </text:p>
                </text:list-item>
              </text:list>
            </text:list-item>
            <text:list-item>
              <text:p text:style-name="P12"><text:span text:style-name="T4">templates</text:span> : <text:span text:style-name="T12">affichage des données</text:span></text:p>
              <text:list>
                <text:list-item>
                  <text:p text:style-name="P12">header.php : <text:span text:style-name="T13">e</text:span>n-tête commun</text:p>
                </text:list-item>
                <text:list-item>
                  <text:p text:style-name="P12">footer.php : <text:span text:style-name="T13">p</text:span>ied de page commun </text:p>
                </text:list-item>
                <text:list-item>
                  <text:p text:style-name="P16">faq.php : textes foire-aux-questions</text:p>
                </text:list-item>
              </text:list>
            </text:list-item>
            <text:list-item>
              <text:p text:style-name="P12">index.php : <text:span text:style-name="T14">page </text:span><text:span text:style-name="T9">principale </text:span><text:span text:style-name="T14">d’accueil</text:span></text:p>
            </text:list-item>
            <text:list-item>
              <text:p text:style-name="P12"><text:span text:style-name="T15">connexion</text:span>.php : <text:span text:style-name="T16">p</text:span>age de connexion </text:p>
            </text:list-item>
            <text:list-item>
              <text:p text:style-name="P12"><text:span text:style-name="T15">inscription</text:span>.php : <text:span text:style-name="T15">p</text:span>age d'inscription </text:p>
            </text:list-item>
            <text:list-item>
              <text:p text:style-name="P17">reservation.php : page pour réserver une activité</text:p>
            </text:list-item>
            <text:list-item>
              <text:p text:style-name="P17">commandes.php : page pour visualiser ses commandes faites</text:p>
            </text:list-item>
            <text:list-item>
              <text:p text:style-name="P18"><text:span text:style-name="T4">admin</text:span> : <text:span text:style-name="T5">partie administrateur</text:span></text:p>
              <text:list>
                <text:list-item>
                  <text:p text:style-name="P19"><text:span text:style-name="T4">assets</text:span> : contient les codes CSS et JavaScript, et les images</text:p>
                  <text:list>
                    <text:list-item>
                      <text:p text:style-name="P20">css</text:p>
                    </text:list-item>
                    <text:list-item>
                      <text:p text:style-name="P20">js</text:p>
                    </text:list-item>
                    <text:list-item>
                      <text:p text:style-name="P20">images</text:p>
                    </text:list-item>
                  </text:list>
                </text:list-item>
                <text:list-item>
                  <text:p text:style-name="P18"><text:span text:style-name="T4">control</text:span> : <text:span text:style-name="T17">construction</text:span> des requêtes</text:p>
                  <text:list>
                    <text:list-item>
                      <text:p text:style-name="P18">dashboard.php : <text:span text:style-name="T18">g</text:span>estion des requêtes administratives (réservations) </text:p>
                    </text:list-item>
                  </text:list>
                </text:list-item>
                <text:list-item>
                  <text:p text:style-name="P21"><text:span text:style-name="T4">model</text:span> : fonctions de m<text:span text:style-name="T7">anipulation de la base de données</text:span></text:p>
                  <text:list>
                    <text:list-item>
                      <text:p text:style-name="P21">reservation.php : <text:span text:style-name="T19">f</text:span>onctions liées aux réservations (affichage par boutique) </text:p>
                    </text:list-item>
                  </text:list>
                </text:list-item>
                <text:list-item>
                  <text:p text:style-name="P18"><text:span text:style-name="T4">templates</text:span> : <text:span text:style-name="T12">affichage des données</text:span></text:p>
                  <text:list>
                    <text:list-item>
                      <text:p text:style-name="P18">dashboard.php : <text:span text:style-name="T20">t</text:span>ableau des réservations </text:p>
                    </text:list-item>
                  </text:list>
                </text:list-item>
                <text:list-item>
                  <text:p text:style-name="P18"><text:span text:style-name="T21">index.php</text:span> : <text:span text:style-name="T14">page d’accueil </text:span><text:span text:style-name="T22">de l’administration</text:span></text:p>
                </text:list-item>
                <text:list-item>
                  <text:p text:style-name="P22">dashboard.php : <text:span text:style-name="T23">page de visualisation </text:span>des réservations </text:p>
                </text:list-item>
              </text:list>
            </text:list-item>
          </text:list>
        </text:list-item>
      </text:list>
      <text:h text:style-name="P23" text:outline-level="1" text:is-list-header="true"/>
      <text:p text:style-name="P24"/>
      <text:p text:style-name="P24"/>
      <text:h text:style-name="P23" text:outline-level="1"><text:soft-page-break/>Structure de la base de données</text:h>
      <table:table table:name="Tableau1" table:style-name="Tableau1" table:template-name="Default Style">
        <table:table-column table:style-name="Tableau1.A" table:number-columns-repeated="6"/>
        <table:table-row>
          <table:table-cell table:style-name="Tableau1.A1" table:number-columns-spanned="6" office:value-type="string">
            <text:p text:style-name="P25">Table utilisateu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2" office:value-type="string">
            <text:p text:style-name="P25">id</text:p>
          </table:table-cell>
          <table:table-cell table:style-name="Tableau1.A2" office:value-type="string">
            <text:p text:style-name="P25">nom</text:p>
          </table:table-cell>
          <table:table-cell table:style-name="Tableau1.A2" office:value-type="string">
            <text:p text:style-name="P25">prenom</text:p>
          </table:table-cell>
          <table:table-cell table:style-name="Tableau1.A2" office:value-type="string">
            <text:p text:style-name="P25">email</text:p>
          </table:table-cell>
          <table:table-cell table:style-name="Tableau1.A2" office:value-type="string">
            <text:p text:style-name="P25">password</text:p>
          </table:table-cell>
          <table:table-cell table:style-name="Tableau1.F2" office:value-type="string">
            <text:p text:style-name="P25">role</text:p>
            <text:p text:style-name="P25">(‘client’ ou ‘admin’)</text:p>
          </table:table-cell>
        </table:table-row>
      </table:table>
      <text:p text:style-name="P26"/>
      <table:table table:name="Tableau2" table:style-name="Tableau2" table:template-name="Default Style">
        <table:table-column table:style-name="Tableau2.A" table:number-columns-repeated="3"/>
        <table:table-row>
          <table:table-cell table:style-name="Tableau2.A1" table:number-columns-spanned="3" office:value-type="string">
            <text:p text:style-name="P27">Table boutique (lieux physiques des escape games)</text:p>
          </table:table-cell>
          <table:covered-table-cell/>
          <table:covered-table-cell/>
        </table:table-row>
        <table:table-row>
          <table:table-cell table:style-name="Tableau2.A2" office:value-type="string">
            <text:p text:style-name="P28">id</text:p>
          </table:table-cell>
          <table:table-cell table:style-name="Tableau2.A2" office:value-type="string">
            <text:p text:style-name="P28">nom</text:p>
          </table:table-cell>
          <table:table-cell table:style-name="Tableau2.C2" office:value-type="string">
            <text:p text:style-name="P28">adresse</text:p>
          </table:table-cell>
        </table:table-row>
      </table:table>
      <text:p text:style-name="P26"/>
      <table:table table:name="Tableau3" table:style-name="Tableau3" table:template-name="Default Style">
        <table:table-column table:style-name="Tableau3.A" table:number-columns-repeated="5"/>
        <table:table-row>
          <table:table-cell table:style-name="Tableau3.A1" table:number-columns-spanned="5" office:value-type="string">
            <text:p text:style-name="P28">Table activite (salles disponibles dans chaque boutique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28">id</text:p>
          </table:table-cell>
          <table:table-cell table:style-name="Tableau3.A2" office:value-type="string">
            <text:p text:style-name="P28">nom</text:p>
          </table:table-cell>
          <table:table-cell table:style-name="Tableau3.A2" office:value-type="string">
            <text:p text:style-name="P28">description</text:p>
          </table:table-cell>
          <table:table-cell table:style-name="Tableau3.A2" office:value-type="string">
            <text:p text:style-name="P28">duree</text:p>
          </table:table-cell>
          <table:table-cell table:style-name="Tableau3.E2" office:value-type="string">
            <text:p text:style-name="P28">boutique_id</text:p>
          </table:table-cell>
        </table:table-row>
      </table:table>
      <text:p text:style-name="P26"/>
      <table:table table:name="Tableau4" table:style-name="Tableau4" table:template-name="Default Style">
        <table:table-column table:style-name="Tableau4.A" table:number-columns-repeated="6"/>
        <table:table-row>
          <table:table-cell table:style-name="Tableau4.A1" table:number-columns-spanned="6" office:value-type="string">
            <text:p text:style-name="P28">Table reservatio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4.A2" office:value-type="string">
            <text:p text:style-name="P28">id</text:p>
          </table:table-cell>
          <table:table-cell table:style-name="Tableau4.A2" office:value-type="string">
            <text:p text:style-name="P28">utilisateur_id</text:p>
          </table:table-cell>
          <table:table-cell table:style-name="Tableau4.A2" office:value-type="string">
            <text:p text:style-name="P28">boutique_id</text:p>
          </table:table-cell>
          <table:table-cell table:style-name="Tableau4.A2" office:value-type="string">
            <text:p text:style-name="P28">activite_id</text:p>
          </table:table-cell>
          <table:table-cell table:style-name="Tableau4.A2" office:value-type="string">
            <text:p text:style-name="P28">date_heure</text:p>
          </table:table-cell>
          <table:table-cell table:style-name="Tableau4.F2" office:value-type="string">
            <text:p text:style-name="P28">nb_participants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0T12:02:51.020000000</meta:creation-date>
    <dc:date>2025-02-20T16:07:18.577000000</dc:date>
    <meta:editing-duration>PT3H27M50S</meta:editing-duration>
    <meta:editing-cycles>32</meta:editing-cycles>
    <meta:generator>LibreOffice/24.8.4.2$Windows_X86_64 LibreOffice_project/bb3cfa12c7b1bf994ecc5649a80400d06cd71002</meta:generator>
    <meta:print-date>2025-02-20T12:54:13.830000000</meta:print-date>
    <meta:printed-by>Fichiers PDF</meta:printed-by>
    <meta:document-statistic meta:table-count="4" meta:image-count="0" meta:object-count="0" meta:page-count="4" meta:paragraph-count="78" meta:word-count="487" meta:character-count="3078" meta:non-whitespace-character-count="2698"/>
  </office:meta>
</office:document-meta>
</file>